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8cm" svg:height="5.8cm" svg:x="11.7cm" svg:y="2.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6cm" svg:height="0.95cm" svg:x="13.7cm" svg:y="1.15cm">
          <draw:text-box>
            <text:p>サーバ</text:p>
          </draw:text-box>
        </draw:frame>
        <draw:custom-shape draw:style-name="gr1" draw:text-style-name="P1" xml:id="id5" draw:id="id5" draw:layer="layout" svg:width="3.7cm" svg:height="2cm" svg:x="13.2cm" svg:y="5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layer="layout" svg:width="5.5cm" svg:height="0.95cm" svg:x="12.6cm" svg:y="3.65cm">
          <draw:text-box>
            <text:p>リモートリポジトリ</text:p>
          </draw:text-box>
        </draw:frame>
        <draw:custom-shape draw:style-name="gr1" draw:text-style-name="P1" draw:layer="layout" svg:width="6.8cm" svg:height="5.8cm" svg:x="2.6cm" svg:y="10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cm" svg:height="0.95cm" svg:x="3.6cm" svg:y="8.85cm">
          <draw:text-box>
            <text:p>開発者1のPC</text:p>
          </draw:text-box>
        </draw:frame>
        <draw:custom-shape draw:style-name="gr1" draw:text-style-name="P1" xml:id="id2" draw:id="id2" draw:layer="layout" svg:width="3.7cm" svg:height="2cm" svg:x="4.1cm" svg:y="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layer="layout" svg:width="5.5cm" svg:height="0.95cm" svg:x="3.5cm" svg:y="11.55cm">
          <draw:text-box>
            <text:p>ローカルリポジトリ</text:p>
          </draw:text-box>
        </draw:frame>
        <draw:custom-shape draw:style-name="gr3" draw:text-style-name="P1" xml:id="id1" draw:id="id1" draw:layer="layout" svg:width="7.2cm" svg:height="1.4cm" svg:x="2.4cm" svg:y="17.9cm">
          <text:p text:style-name="P1">開発者1の更新内容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cm" svg:y1="17.9cm" svg:x2="5.95cm" svg:y2="15cm" draw:start-shape="id1" draw:start-glue-point="0" draw:end-shape="id2" draw:end-glue-point="7" svg:d="m6000 17900-50-2900" svg:viewBox="0 0 51 2901">
          <text:p/>
        </draw:connector>
        <draw:frame draw:style-name="gr2" draw:layer="layout" svg:width="2.9cm" svg:height="0.95cm" svg:x="6.2cm" svg:y="16.5cm">
          <draw:text-box>
            <text:p>commit</text:p>
          </draw:text-box>
        </draw:frame>
        <draw:custom-shape draw:style-name="gr1" draw:text-style-name="P1" draw:layer="layout" svg:width="6.8cm" svg:height="5.8cm" svg:x="20.3cm" svg:y="10.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cm" svg:height="0.95cm" svg:x="21.3cm" svg:y="8.95cm">
          <draw:text-box>
            <text:p>開発者2のPC</text:p>
          </draw:text-box>
        </draw:frame>
        <draw:custom-shape draw:style-name="gr1" draw:text-style-name="P1" xml:id="id4" draw:id="id4" draw:layer="layout" svg:width="3.7cm" svg:height="2cm" svg:x="21.8cm" svg:y="13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layer="layout" svg:width="5.5cm" svg:height="0.95cm" svg:x="21.2cm" svg:y="11.65cm">
          <draw:text-box>
            <text:p>ローカルリポジトリ</text:p>
          </draw:text-box>
        </draw:frame>
        <draw:custom-shape draw:style-name="gr3" draw:text-style-name="P1" xml:id="id3" draw:id="id3" draw:layer="layout" svg:width="7.2cm" svg:height="1.4cm" svg:x="20.1cm" svg:y="18cm">
          <text:p text:style-name="P1">開発者2の更新内容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3.7cm" svg:y1="18cm" svg:x2="23.65cm" svg:y2="15.1cm" draw:start-shape="id3" draw:start-glue-point="0" draw:end-shape="id4" draw:end-glue-point="7" svg:d="m23700 18000-50-2900" svg:viewBox="0 0 51 2901">
          <text:p/>
        </draw:connector>
        <draw:frame draw:style-name="gr2" draw:layer="layout" svg:width="2.9cm" svg:height="0.95cm" svg:x="23.9cm" svg:y="16.6cm">
          <draw:text-box>
            <text:p>commit</text:p>
          </draw:text-box>
        </draw:frame>
        <draw:connector draw:style-name="gr5" draw:text-style-name="P1" draw:layer="layout" svg:x1="7.8cm" svg:y1="14cm" svg:x2="13.2cm" svg:y2="6.1cm" draw:start-shape="id2" draw:start-glue-point="8" draw:end-shape="id5" svg:d="m7800 14000h2700v-7900h2700" svg:viewBox="0 0 5401 7901">
          <text:p/>
        </draw:connector>
        <draw:connector draw:style-name="gr5" draw:text-style-name="P1" draw:layer="layout" svg:x1="16.9cm" svg:y1="6.1cm" svg:x2="21.8cm" svg:y2="14.1cm" draw:start-shape="id5" draw:start-glue-point="8" draw:end-shape="id4" draw:end-glue-point="6" svg:d="m16900 6100h2451v8000h2449" svg:viewBox="0 0 4901 8001">
          <text:p/>
        </draw:connector>
        <draw:frame draw:style-name="gr2" draw:layer="layout" svg:width="3.8cm" svg:height="0.95cm" svg:x="10.6cm" svg:y="10.2cm">
          <draw:text-box>
            <text:p>push/pull</text:p>
          </draw:text-box>
        </draw:frame>
        <draw:frame draw:style-name="gr2" draw:layer="layout" svg:width="3.8cm" svg:height="0.95cm" svg:x="15.9cm" svg:y="10.2cm">
          <draw:text-box>
            <text:p>push/pul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10-19T11:34:32</meta:creation-date>
    <dc:date>2015-10-19T11:42:00</dc:date>
    <dc:creator>tokai </dc:creator>
    <meta:editing-duration>P0D</meta:editing-duration>
    <meta:editing-cycles>1</meta:editing-cycles>
    <meta:document-statistic meta:object-count="22"/>
    <meta:generator>LibreOffice/3.5$Linux_x86 LibreOffice_project/350m1$Build-2</meta:generator>
  </office:meta>
</office:document-meta>
</file>